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ddd48" officeooo:paragraph-rsid="003ddd48"/>
    </style:style>
    <style:style style:name="P2" style:family="paragraph" style:parent-style-name="Standard">
      <style:text-properties officeooo:paragraph-rsid="003ddd48"/>
    </style:style>
    <style:style style:name="P3" style:family="paragraph" style:parent-style-name="Standard">
      <style:text-properties officeooo:rsid="006ba283" officeooo:paragraph-rsid="006ba283"/>
    </style:style>
    <style:style style:name="P4" style:family="paragraph" style:parent-style-name="Standard">
      <style:text-properties officeooo:rsid="006ba283" officeooo:paragraph-rsid="00a5c422"/>
    </style:style>
    <style:style style:name="P5" style:family="paragraph" style:parent-style-name="Standard">
      <style:text-properties officeooo:rsid="00200ad2" officeooo:paragraph-rsid="006ba283"/>
    </style:style>
    <style:style style:name="P6" style:family="paragraph" style:parent-style-name="Standard">
      <style:text-properties officeooo:rsid="00200ad2" officeooo:paragraph-rsid="00ec9e2b"/>
    </style:style>
    <style:style style:name="P7" style:family="paragraph" style:parent-style-name="Standard">
      <style:text-properties officeooo:rsid="00200ad2" officeooo:paragraph-rsid="00edf236"/>
    </style:style>
    <style:style style:name="P8"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0ec9e2b" style:font-size-asian="10.5pt"/>
    </style:style>
    <style:style style:name="T3" style:family="text">
      <style:text-properties style:font-name="Arial" officeooo:rsid="00edf236" style:font-size-asian="10.5pt"/>
    </style:style>
    <style:style style:name="T4" style:family="text">
      <style:text-properties style:font-name="Arial" officeooo:rsid="00f0dd4b" style:font-size-asian="10.5pt"/>
    </style:style>
    <style:style style:name="T5" style:family="text">
      <style:text-properties officeooo:rsid="00f26644"/>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Separate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language=Basic&amp;location=document" xlink:type="simple"/>
            </office:event-listeners>
          </form:button>
          <form:button form:name="Bouton 2" form:control-implementation="ooo:com.sun.star.form.component.CommandButton" xml:id="control2" form:id="control2" form:label="Merge datase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control text:anchor-type="as-char" svg:y="-0.718cm" draw:z-index="0" draw:name="Forme1" draw:style-name="gr1" draw:text-style-name="P8" svg:width="5.811cm" svg:height="0.71cm" draw:control="control1"/></text:p>
      <text:p text:style-name="P2"/>
      <text:p text:style-name="P4"><draw:control text:anchor-type="as-char" svg:y="-0.718cm" draw:z-index="1" draw:name="Forme1" draw:style-name="gr1" draw:text-style-name="P8" svg:width="5.811cm" svg:height="0.71cm" draw:control="control2"/></text:p>
      <text:p text:style-name="P3"/>
      <text:p text:style-name="P3"><text:span text:style-name="T5">Dataset file</text:span> name (with extension): <text:variable-set text:name="AppName2" office:value-type="string">BentSim.json</text:variable-set><text:text-input text:description=""/></text:p>
      <text:p text:style-name="P5"><text:span text:style-name="Source_20_Text"><text:span text:style-name="T1"/></text:span></text:p>
      <text:p text:style-name="P7"><text:span text:style-name="Source_20_Text"><text:span text:style-name="T3">The macro [separate dataset] will create a unique file for each dataset of the openscad ‘.json’ file. Each separated file is a valid ‘.json’ file for OpenSCAD but with a modified extension ‘.cusd’. <text:s/>This allow to transfer to someone else this individual file which can then be merged in an existing ‘.json’ file without crushing any data with the macro [Merge dataset]. This also allow saving your data before updating the application.</text:span></text:span></text:p>
      <text:p text:style-name="P5"><text:span text:style-name="Source_20_Text"><text:span text:style-name="T1"/></text:span></text:p>
      <text:p text:style-name="P6"><text:span text:style-name="Source_20_Text"><text:span text:style-name="T2">Note that a merged </text:span></text:span><text:span text:style-name="Source_20_Text"><text:span text:style-name="T4">dataset</text:span></text:span><text:span text:style-name="Source_20_Text"><text:span text:style-name="T2"> will have its name completed by an «_» character</text:span></text:span></text:p>
      <text:p text:style-name="P6"><text:span text:style-name="Source_20_Text"><text:span text:style-name="T2">If you merge multiple time the same file, you will have multiple occurrences and this can work in OpenSCAD but is very confusing, as the file order change to have the dataset at the end of the list being the last dataset used.</text:span></text:span></text:p>
      <text:p text:style-name="P6"><text:span text:style-name="Source_20_Text"><text:span text:style-name="T2"/></text:span></text:p>
      <text:p text:style-name="P6"><text:span text:style-name="Source_20_Text"><text:span text:style-name="T3">Running a second time the ‘separate dataset’ macro will crush file</text:span></text:span><text:span text:style-name="Source_20_Text"><text:span text:style-name="T4">s</text:span></text:span><text:span text:style-name="Source_20_Text"><text:span text:style-name="T3"> with identical names</text:span></text:span><text:span text:style-name="Source_20_Text"><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23T18:41:13.274000000</dc:date>
    <meta:editing-duration>P1DT5H43M42S</meta:editing-duration>
    <meta:editing-cycles>193</meta:editing-cycles>
    <meta:generator>LibreOffice/6.2.7.1$Windows_X86_64 LibreOffice_project/23edc44b61b830b7d749943e020e96f5a7df63bf</meta:generator>
    <meta:document-statistic meta:table-count="0" meta:image-count="0" meta:object-count="0" meta:page-count="1" meta:paragraph-count="7" meta:word-count="151" meta:character-count="875" meta:non-whitespace-character-count="73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
	dim l1$, t1$, t2$, t3$, dsname$
	dim filei$, filein$, fileo$, fileout$
	dim txtin as integer, txtout as integer
	dim directory, oDoc as object,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fileo = dsname+".cusd"
		fileout = directory+fileo
		txtout = FreeFile()	
		open fileout for output as #txtout 
		Print #txtout, t1
		Print #txtout, t2
		Print #txtout, t3
		do while not eof(txtin)
			line input #txtin, l1
			if Right(l1,2) = "}," or Right(l1,2) = "}"  Then 
				Print #txtout, "        }"
				Print #txtout, "    },"
				Print #txtout, "    "+chr(34)+"fileFormatVersion"+chr(34)+": "+chr(34)+"1"+chr(34)
				Print #txtout, "}"
				close #txtout
				exit do
			else
				Print #txtout, l1
			endif
		loop
	loop
	close #txtin
	msgbox "Customizer dataset separation done from file: "+filei
end sub

Sub MergeDataset
	dim NextFile$, AllFiles$
	dim mgfiles (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AllFiles = ""
	NextFile = Dir(directory,0)
	idx=1
	While NextFile  &lt;&gt; ""
		if right(NextFile,5)=".cusd" then
	  		mgfiles(idx) = NextFile
		    AllFiles = AllFiles &amp; Chr(13) &amp; idx &amp; ":  "&amp;left(NextFile, len(NextFile)-5) 
		    idx = idx+1
		endif    
	    NextFile = Dir
	Wend
  	'select the file to merge
	sel = Cint(trim(inputbox (Allfiles+Chr(13)+"Give the number of the file you want to merge")))
  	if sel&lt;idx and sel&gt;0  then
		'MsgBox cstr(sel)+": "+mgfiles(sel)
		filein = directory+filei		
		txtin = FreeFile()
		open filein for input as #txtin 
		fileout = directory+"tmpcusd"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